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5.583cm"/>
    </style:style>
    <style:style style:name="co6" style:family="table-column">
      <style:table-column-properties fo:break-before="auto" style:column-width="12.7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838"/>
      <style:text-properties fo:color="#000000"/>
    </style:style>
    <style:style style:name="ce2" style:family="table-cell" style:parent-style-name="Default">
      <style:table-cell-properties fo:background-color="#ff3838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ext-properties fo:color="#ff3838"/>
    </style:style>
  </office:automatic-styles>
  <office:body>
    <office:spreadsheet>
      <table:calculation-settings table:automatic-find-labels="false" table:use-regular-expressions="false" table:use-wildcards="true"/>
      <table:table table:name="Comparis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SID</text:p>
          </table:table-cell>
          <table:table-cell office:value-type="string" calcext:value-type="string">
            <text:p>RESNAME</text:p>
          </table:table-cell>
          <table:table-cell office:value-type="string" calcext:value-type="string">
            <text:p>old AEM entropy</text:p>
          </table:table-cell>
          <table:table-cell office:value-type="string" calcext:value-type="string">
            <text:p>new AEM entropy</text:p>
          </table:table-cell>
          <table:table-cell table:style-name="ce3" office:value-type="string" calcext:value-type="string">
            <text:p>!all 2500frames for 500ns!</text:p>
          </table:table-cell>
          <table:table-cell/>
          <table:table-cell table:style-name="ce5"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A</text:p>
          </table:table-cell>
          <table:table-cell table:style-name="ce1" table:number-columns-repeated="2"/>
          <table:table-cell table:style-name="ce4" table:number-columns-repeated="2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U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A</text:p>
          </table:table-cell>
          <table:table-cell table:number-columns-repeated="4"/>
          <table:table-cell table:style-name="ce1" office:value-type="string" calcext:value-type="string">
            <text:p>Terminal Residues (ALA, SER)</text:p>
          </table:table-cell>
          <table:table-cell table:style-name="ce1" office:value-type="string" calcext:value-type="string">
            <text:p>should have more conformational entropy – excluded from average per resid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LY</text:p>
          </table:table-cell>
          <table:table-cell table:number-columns-repeated="4"/>
          <table:table-cell office:value-type="string" calcext:value-type="string">
            <text:p>RESIDUE</text:p>
          </table:table-cell>
          <table:table-cell office:value-type="string" calcext:value-type="string">
            <text:p>Side Chain Entrop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L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R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LY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R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P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YR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SN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LN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U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LY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R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R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HE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LE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AL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HR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LA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LY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LA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SP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LY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LA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EU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HR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LY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HR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YR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LU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ER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LA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AL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LY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SN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LA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LU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ER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RG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YR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VAL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EU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HR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LY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RG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YR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SP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ER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LA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RO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LA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HR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SP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LY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ER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LY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HR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LA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EU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LY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RP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HR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VAL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LA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RP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YS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SN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N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YR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RG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SN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A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IS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ER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LA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HR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HR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RP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ER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LY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LN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YR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VAL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LY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LY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LA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LU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LA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RG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ILE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SN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HR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LN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RP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EU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LEU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HR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ER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LY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HR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HR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LU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LA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SN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LA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RP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YS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ER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HR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EU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VAL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GLY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HIS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SP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HR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HE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HR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YS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VAL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YS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RO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ER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LA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LA</text:p>
          </table:table-cell>
          <table:table-cell table:number-columns-repeated="6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SER</text:p>
          </table:table-cell>
          <table:table-cell table:style-name="ce2"/>
          <table:table-cell table:number-columns-repeated="5"/>
        </table:table-row>
      </table:table>
      <table:table table:name="new" table:style-name="ta1">
        <table:table-column table:style-name="co1" table:default-cell-style-name="Default"/>
        <table:table-row table:style-name="ro1">
          <table:table-cell/>
        </table:table-row>
      </table:table>
      <table:table table:name="old" table:style-name="ta1">
        <table:table-column table:style-name="co1" table:number-columns-repeated="4" table:default-cell-style-name="Default"/>
        <table:table-row table:style-name="ro1">
          <table:table-cell office:value-type="float" office:value="2.219" calcext:value-type="float">
            <text:p>2.219</text:p>
          </table:table-cell>
          <table:table-cell office:value-type="float" office:value="2.0916" calcext:value-type="float">
            <text:p>2.0916</text:p>
          </table:table-cell>
          <table:table-cell office:value-type="float" office:value="1.7376" calcext:value-type="float">
            <text:p>1.7376</text:p>
          </table:table-cell>
          <table:table-cell office:value-type="float" office:value="1.9685" calcext:value-type="float">
            <text:p>1.9685</text:p>
          </table:table-cell>
        </table:table-row>
        <table:table-row table:style-name="ro1">
          <table:table-cell office:value-type="float" office:value="25.6701" calcext:value-type="float">
            <text:p>25.6701</text:p>
          </table:table-cell>
          <table:table-cell office:value-type="float" office:value="24.148" calcext:value-type="float">
            <text:p>24.148</text:p>
          </table:table-cell>
          <table:table-cell office:value-type="float" office:value="23.9186" calcext:value-type="float">
            <text:p>23.9186</text:p>
          </table:table-cell>
          <table:table-cell office:value-type="float" office:value="23.7649" calcext:value-type="float">
            <text:p>23.7649</text:p>
          </table:table-cell>
        </table:table-row>
        <table:table-row table:style-name="ro1">
          <table:table-cell table:number-columns-repeated="4" office:value-type="float" office:value="-0" calcext:value-type="float">
            <text:p>0</text:p>
          </table:table-cell>
        </table:table-row>
        <table:table-row table:style-name="ro1">
          <table:table-cell table:number-columns-repeated="4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.3077" calcext:value-type="float">
            <text:p>3.3077</text:p>
          </table:table-cell>
          <table:table-cell office:value-type="float" office:value="2.7939" calcext:value-type="float">
            <text:p>2.7939</text:p>
          </table:table-cell>
          <table:table-cell office:value-type="float" office:value="3.0631" calcext:value-type="float">
            <text:p>3.0631</text:p>
          </table:table-cell>
          <table:table-cell office:value-type="float" office:value="1.6474" calcext:value-type="float">
            <text:p>1.6474</text:p>
          </table:table-cell>
        </table:table-row>
        <table:table-row table:style-name="ro1">
          <table:table-cell office:value-type="float" office:value="0.5581" calcext:value-type="float">
            <text:p>0.5581</text:p>
          </table:table-cell>
          <table:table-cell office:value-type="float" office:value="1.3372" calcext:value-type="float">
            <text:p>1.3372</text:p>
          </table:table-cell>
          <table:table-cell office:value-type="float" office:value="0.5551" calcext:value-type="float">
            <text:p>0.5551</text:p>
          </table:table-cell>
          <table:table-cell office:value-type="float" office:value="0.8055" calcext:value-type="float">
            <text:p>0.8055</text:p>
          </table:table-cell>
        </table:table-row>
        <table:table-row table:style-name="ro1">
          <table:table-cell table:number-columns-repeated="4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.5172" calcext:value-type="float">
            <text:p>2.5172</text:p>
          </table:table-cell>
          <table:table-cell office:value-type="float" office:value="0.8665" calcext:value-type="float">
            <text:p>0.8665</text:p>
          </table:table-cell>
          <table:table-cell office:value-type="float" office:value="1.8403" calcext:value-type="float">
            <text:p>1.8403</text:p>
          </table:table-cell>
          <table:table-cell office:value-type="float" office:value="1.4352" calcext:value-type="float">
            <text:p>1.4352</text:p>
          </table:table-cell>
        </table:table-row>
        <table:table-row table:style-name="ro1">
          <table:table-cell office:value-type="float" office:value="38.0039" calcext:value-type="float">
            <text:p>38.0039</text:p>
          </table:table-cell>
          <table:table-cell office:value-type="float" office:value="43.6576" calcext:value-type="float">
            <text:p>43.6576</text:p>
          </table:table-cell>
          <table:table-cell office:value-type="float" office:value="38.6834" calcext:value-type="float">
            <text:p>38.6834</text:p>
          </table:table-cell>
          <table:table-cell office:value-type="float" office:value="30.3473" calcext:value-type="float">
            <text:p>30.3473</text:p>
          </table:table-cell>
        </table:table-row>
        <table:table-row table:style-name="ro1">
          <table:table-cell office:value-type="float" office:value="27.6582" calcext:value-type="float">
            <text:p>27.6582</text:p>
          </table:table-cell>
          <table:table-cell office:value-type="float" office:value="28.6829" calcext:value-type="float">
            <text:p>28.6829</text:p>
          </table:table-cell>
          <table:table-cell office:value-type="float" office:value="24.2587" calcext:value-type="float">
            <text:p>24.2587</text:p>
          </table:table-cell>
          <table:table-cell office:value-type="float" office:value="23.8304" calcext:value-type="float">
            <text:p>23.8304</text:p>
          </table:table-cell>
        </table:table-row>
        <table:table-row table:style-name="ro1">
          <table:table-cell table:number-columns-repeated="4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.0639" calcext:value-type="float">
            <text:p>22.0639</text:p>
          </table:table-cell>
          <table:table-cell office:value-type="float" office:value="17.2234" calcext:value-type="float">
            <text:p>17.2234</text:p>
          </table:table-cell>
          <table:table-cell office:value-type="float" office:value="15.0144" calcext:value-type="float">
            <text:p>15.0144</text:p>
          </table:table-cell>
          <table:table-cell office:value-type="float" office:value="17.2055" calcext:value-type="float">
            <text:p>17.2055</text:p>
          </table:table-cell>
        </table:table-row>
        <table:table-row table:style-name="ro1">
          <table:table-cell office:value-type="float" office:value="10.1897" calcext:value-type="float">
            <text:p>10.1897</text:p>
          </table:table-cell>
          <table:table-cell office:value-type="float" office:value="7.2839" calcext:value-type="float">
            <text:p>7.2839</text:p>
          </table:table-cell>
          <table:table-cell office:value-type="float" office:value="8.6315" calcext:value-type="float">
            <text:p>8.6315</text:p>
          </table:table-cell>
          <table:table-cell office:value-type="float" office:value="8.1847" calcext:value-type="float">
            <text:p>8.1847</text:p>
          </table:table-cell>
        </table:table-row>
        <table:table-row table:style-name="ro1">
          <table:table-cell table:number-columns-repeated="4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.4652" calcext:value-type="float">
            <text:p>7.4652</text:p>
          </table:table-cell>
          <table:table-cell office:value-type="float" office:value="5.5599" calcext:value-type="float">
            <text:p>5.5599</text:p>
          </table:table-cell>
          <table:table-cell office:value-type="float" office:value="7.4778" calcext:value-type="float">
            <text:p>7.4778</text:p>
          </table:table-cell>
          <table:table-cell office:value-type="float" office:value="6.0493" calcext:value-type="float">
            <text:p>6.0493</text:p>
          </table:table-cell>
        </table:table-row>
        <table:table-row table:style-name="ro1">
          <table:table-cell office:value-type="float" office:value="4.1215" calcext:value-type="float">
            <text:p>4.1215</text:p>
          </table:table-cell>
          <table:table-cell office:value-type="float" office:value="1.957" calcext:value-type="float">
            <text:p>1.957</text:p>
          </table:table-cell>
          <table:table-cell office:value-type="float" office:value="6.0803" calcext:value-type="float">
            <text:p>6.0803</text:p>
          </table:table-cell>
          <table:table-cell office:value-type="float" office:value="3.2313" calcext:value-type="float">
            <text:p>3.2313</text:p>
          </table:table-cell>
        </table:table-row>
        <table:table-row table:style-name="ro1">
          <table:table-cell office:value-type="float" office:value="28.8758" calcext:value-type="float">
            <text:p>28.8758</text:p>
          </table:table-cell>
          <table:table-cell office:value-type="float" office:value="24.7132" calcext:value-type="float">
            <text:p>24.7132</text:p>
          </table:table-cell>
          <table:table-cell office:value-type="float" office:value="25.9878" calcext:value-type="float">
            <text:p>25.9878</text:p>
          </table:table-cell>
          <table:table-cell office:value-type="float" office:value="26.7157" calcext:value-type="float">
            <text:p>26.7157</text:p>
          </table:table-cell>
        </table:table-row>
        <table:table-row table:style-name="ro1">
          <table:table-cell office:value-type="float" office:value="12.0321" calcext:value-type="float">
            <text:p>12.0321</text:p>
          </table:table-cell>
          <table:table-cell office:value-type="float" office:value="10.2419" calcext:value-type="float">
            <text:p>10.2419</text:p>
          </table:table-cell>
          <table:table-cell office:value-type="float" office:value="11.8353" calcext:value-type="float">
            <text:p>11.8353</text:p>
          </table:table-cell>
          <table:table-cell office:value-type="float" office:value="11.3223" calcext:value-type="float">
            <text:p>11.3223</text:p>
          </table:table-cell>
        </table:table-row>
        <table:table-row table:style-name="ro1">
          <table:table-cell office:value-type="float" office:value="4.5509" calcext:value-type="float">
            <text:p>4.5509</text:p>
          </table:table-cell>
          <table:table-cell office:value-type="float" office:value="0.8448" calcext:value-type="float">
            <text:p>0.8448</text:p>
          </table:table-cell>
          <table:table-cell office:value-type="float" office:value="4.1478" calcext:value-type="float">
            <text:p>4.1478</text:p>
          </table:table-cell>
          <table:table-cell office:value-type="float" office:value="1.1662" calcext:value-type="float">
            <text:p>1.1662</text:p>
          </table:table-cell>
        </table:table-row>
        <table:table-row table:style-name="ro1">
          <table:table-cell office:value-type="float" office:value="6.9569" calcext:value-type="float">
            <text:p>6.9569</text:p>
          </table:table-cell>
          <table:table-cell office:value-type="float" office:value="6.902" calcext:value-type="float">
            <text:p>6.902</text:p>
          </table:table-cell>
          <table:table-cell office:value-type="float" office:value="4.3715" calcext:value-type="float">
            <text:p>4.3715</text:p>
          </table:table-cell>
          <table:table-cell office:value-type="float" office:value="6.9084" calcext:value-type="float">
            <text:p>6.9084</text:p>
          </table:table-cell>
        </table:table-row>
        <table:table-row table:style-name="ro1">
          <table:table-cell table:number-columns-repeated="4" office:value-type="float" office:value="-0" calcext:value-type="float">
            <text:p>0</text:p>
          </table:table-cell>
        </table:table-row>
        <table:table-row table:style-name="ro1">
          <table:table-cell table:number-columns-repeated="4" office:value-type="float" office:value="-0" calcext:value-type="float">
            <text:p>0</text:p>
          </table:table-cell>
        </table:table-row>
        <table:table-row table:style-name="ro1">
          <table:table-cell table:number-columns-repeated="4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.296" calcext:value-type="float">
            <text:p>10.296</text:p>
          </table:table-cell>
          <table:table-cell office:value-type="float" office:value="11.9008" calcext:value-type="float">
            <text:p>11.9008</text:p>
          </table:table-cell>
          <table:table-cell office:value-type="float" office:value="9.3829" calcext:value-type="float">
            <text:p>9.3829</text:p>
          </table:table-cell>
          <table:table-cell office:value-type="float" office:value="10.0326" calcext:value-type="float">
            <text:p>10.0326</text:p>
          </table:table-cell>
        </table:table-row>
        <table:table-row table:style-name="ro1">
          <table:table-cell table:number-columns-repeated="4" office:value-type="float" office:value="-0" calcext:value-type="float">
            <text:p>0</text:p>
          </table:table-cell>
        </table:table-row>
        <table:table-row table:style-name="ro1">
          <table:table-cell table:number-columns-repeated="4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.2597" calcext:value-type="float">
            <text:p>10.2597</text:p>
          </table:table-cell>
          <table:table-cell office:value-type="float" office:value="8.8131" calcext:value-type="float">
            <text:p>8.8131</text:p>
          </table:table-cell>
          <table:table-cell office:value-type="float" office:value="9.2383" calcext:value-type="float">
            <text:p>9.2383</text:p>
          </table:table-cell>
          <table:table-cell office:value-type="float" office:value="10.3385" calcext:value-type="float">
            <text:p>10.3385</text:p>
          </table:table-cell>
        </table:table-row>
        <table:table-row table:style-name="ro1">
          <table:table-cell office:value-type="float" office:value="8.9985" calcext:value-type="float">
            <text:p>8.9985</text:p>
          </table:table-cell>
          <table:table-cell office:value-type="float" office:value="8.8662" calcext:value-type="float">
            <text:p>8.8662</text:p>
          </table:table-cell>
          <table:table-cell office:value-type="float" office:value="9.0268" calcext:value-type="float">
            <text:p>9.0268</text:p>
          </table:table-cell>
          <table:table-cell office:value-type="float" office:value="9.0264" calcext:value-type="float">
            <text:p>9.0264</text:p>
          </table:table-cell>
        </table:table-row>
        <table:table-row table:style-name="ro1">
          <table:table-cell table:number-columns-repeated="4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.167" calcext:value-type="float">
            <text:p>8.167</text:p>
          </table:table-cell>
          <table:table-cell office:value-type="float" office:value="9.0887" calcext:value-type="float">
            <text:p>9.0887</text:p>
          </table:table-cell>
          <table:table-cell office:value-type="float" office:value="6.4563" calcext:value-type="float">
            <text:p>6.4563</text:p>
          </table:table-cell>
          <table:table-cell office:value-type="float" office:value="7.4084" calcext:value-type="float">
            <text:p>7.4084</text:p>
          </table:table-cell>
        </table:table-row>
        <table:table-row table:style-name="ro1">
          <table:table-cell office:value-type="float" office:value="31.1808" calcext:value-type="float">
            <text:p>31.1808</text:p>
          </table:table-cell>
          <table:table-cell office:value-type="float" office:value="25.2312" calcext:value-type="float">
            <text:p>25.2312</text:p>
          </table:table-cell>
          <table:table-cell office:value-type="float" office:value="28.4827" calcext:value-type="float">
            <text:p>28.4827</text:p>
          </table:table-cell>
          <table:table-cell office:value-type="float" office:value="27.0257" calcext:value-type="float">
            <text:p>27.0257</text:p>
          </table:table-cell>
        </table:table-row>
        <table:table-row table:style-name="ro1">
          <table:table-cell office:value-type="float" office:value="21.2002" calcext:value-type="float">
            <text:p>21.2002</text:p>
          </table:table-cell>
          <table:table-cell office:value-type="float" office:value="13.5746" calcext:value-type="float">
            <text:p>13.5746</text:p>
          </table:table-cell>
          <table:table-cell office:value-type="float" office:value="13.3245" calcext:value-type="float">
            <text:p>13.3245</text:p>
          </table:table-cell>
          <table:table-cell office:value-type="float" office:value="19.9963" calcext:value-type="float">
            <text:p>19.9963</text:p>
          </table:table-cell>
        </table:table-row>
        <table:table-row table:style-name="ro1">
          <table:table-cell office:value-type="float" office:value="7.4741" calcext:value-type="float">
            <text:p>7.4741</text:p>
          </table:table-cell>
          <table:table-cell office:value-type="float" office:value="7.5846" calcext:value-type="float">
            <text:p>7.5846</text:p>
          </table:table-cell>
          <table:table-cell office:value-type="float" office:value="6.423" calcext:value-type="float">
            <text:p>6.423</text:p>
          </table:table-cell>
          <table:table-cell office:value-type="float" office:value="7.3372" calcext:value-type="float">
            <text:p>7.3372</text:p>
          </table:table-cell>
        </table:table-row>
        <table:table-row table:style-name="ro1">
          <table:table-cell table:number-columns-repeated="4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.6063" calcext:value-type="float">
            <text:p>8.6063</text:p>
          </table:table-cell>
          <table:table-cell office:value-type="float" office:value="9.0637" calcext:value-type="float">
            <text:p>9.0637</text:p>
          </table:table-cell>
          <table:table-cell office:value-type="float" office:value="8.5868" calcext:value-type="float">
            <text:p>8.5868</text:p>
          </table:table-cell>
          <table:table-cell office:value-type="float" office:value="8.734" calcext:value-type="float">
            <text:p>8.734</text:p>
          </table:table-cell>
        </table:table-row>
        <table:table-row table:style-name="ro1">
          <table:table-cell table:number-columns-repeated="4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.6712" calcext:value-type="float">
            <text:p>7.6712</text:p>
          </table:table-cell>
          <table:table-cell office:value-type="float" office:value="11.666" calcext:value-type="float">
            <text:p>11.666</text:p>
          </table:table-cell>
          <table:table-cell office:value-type="float" office:value="13.7204" calcext:value-type="float">
            <text:p>13.7204</text:p>
          </table:table-cell>
          <table:table-cell office:value-type="float" office:value="8.6636" calcext:value-type="float">
            <text:p>8.6636</text:p>
          </table:table-cell>
        </table:table-row>
        <table:table-row table:style-name="ro1">
          <table:table-cell table:number-columns-repeated="4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.8866" calcext:value-type="float">
            <text:p>16.8866</text:p>
          </table:table-cell>
          <table:table-cell office:value-type="float" office:value="17.2871" calcext:value-type="float">
            <text:p>17.2871</text:p>
          </table:table-cell>
          <table:table-cell office:value-type="float" office:value="17.0021" calcext:value-type="float">
            <text:p>17.0021</text:p>
          </table:table-cell>
          <table:table-cell office:value-type="float" office:value="20.3244" calcext:value-type="float">
            <text:p>20.3244</text:p>
          </table:table-cell>
        </table:table-row>
        <table:table-row table:style-name="ro1">
          <table:table-cell office:value-type="float" office:value="8.4361" calcext:value-type="float">
            <text:p>8.4361</text:p>
          </table:table-cell>
          <table:table-cell office:value-type="float" office:value="8.6574" calcext:value-type="float">
            <text:p>8.6574</text:p>
          </table:table-cell>
          <table:table-cell office:value-type="float" office:value="8.7691" calcext:value-type="float">
            <text:p>8.7691</text:p>
          </table:table-cell>
          <table:table-cell office:value-type="float" office:value="8.7463" calcext:value-type="float">
            <text:p>8.7463</text:p>
          </table:table-cell>
        </table:table-row>
        <table:table-row table:style-name="ro1">
          <table:table-cell office:value-type="float" office:value="19.178" calcext:value-type="float">
            <text:p>19.178</text:p>
          </table:table-cell>
          <table:table-cell office:value-type="float" office:value="15.0044" calcext:value-type="float">
            <text:p>15.0044</text:p>
          </table:table-cell>
          <table:table-cell office:value-type="float" office:value="15.0053" calcext:value-type="float">
            <text:p>15.0053</text:p>
          </table:table-cell>
          <table:table-cell office:value-type="float" office:value="14.6902" calcext:value-type="float">
            <text:p>14.6902</text:p>
          </table:table-cell>
        </table:table-row>
        <table:table-row table:style-name="ro1">
          <table:table-cell office:value-type="float" office:value="27.0778" calcext:value-type="float">
            <text:p>27.0778</text:p>
          </table:table-cell>
          <table:table-cell office:value-type="float" office:value="24.4536" calcext:value-type="float">
            <text:p>24.4536</text:p>
          </table:table-cell>
          <table:table-cell office:value-type="float" office:value="25.1463" calcext:value-type="float">
            <text:p>25.1463</text:p>
          </table:table-cell>
          <table:table-cell office:value-type="float" office:value="27.5902" calcext:value-type="float">
            <text:p>27.5902</text:p>
          </table:table-cell>
        </table:table-row>
        <table:table-row table:style-name="ro1">
          <table:table-cell office:value-type="float" office:value="1.9723" calcext:value-type="float">
            <text:p>1.9723</text:p>
          </table:table-cell>
          <table:table-cell office:value-type="float" office:value="0.3999" calcext:value-type="float">
            <text:p>0.3999</text:p>
          </table:table-cell>
          <table:table-cell office:value-type="float" office:value="1.2114" calcext:value-type="float">
            <text:p>1.2114</text:p>
          </table:table-cell>
          <table:table-cell office:value-type="float" office:value="0.7788" calcext:value-type="float">
            <text:p>0.7788</text:p>
          </table:table-cell>
        </table:table-row>
        <table:table-row table:style-name="ro1">
          <table:table-cell office:value-type="float" office:value="8.5307" calcext:value-type="float">
            <text:p>8.5307</text:p>
          </table:table-cell>
          <table:table-cell office:value-type="float" office:value="4.7105" calcext:value-type="float">
            <text:p>4.7105</text:p>
          </table:table-cell>
          <table:table-cell office:value-type="float" office:value="3.0679" calcext:value-type="float">
            <text:p>3.0679</text:p>
          </table:table-cell>
          <table:table-cell office:value-type="float" office:value="3.3741" calcext:value-type="float">
            <text:p>3.3741</text:p>
          </table:table-cell>
        </table:table-row>
        <table:table-row table:style-name="ro1">
          <table:table-cell office:value-type="float" office:value="6.7869" calcext:value-type="float">
            <text:p>6.7869</text:p>
          </table:table-cell>
          <table:table-cell office:value-type="float" office:value="7.1248" calcext:value-type="float">
            <text:p>7.1248</text:p>
          </table:table-cell>
          <table:table-cell office:value-type="float" office:value="6.2125" calcext:value-type="float">
            <text:p>6.2125</text:p>
          </table:table-cell>
          <table:table-cell office:value-type="float" office:value="6.8658" calcext:value-type="float">
            <text:p>6.8658</text:p>
          </table:table-cell>
        </table:table-row>
        <table:table-row table:style-name="ro1">
          <table:table-cell table:number-columns-repeated="4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.8395" calcext:value-type="float">
            <text:p>3.8395</text:p>
          </table:table-cell>
          <table:table-cell office:value-type="float" office:value="0.5544" calcext:value-type="float">
            <text:p>0.5544</text:p>
          </table:table-cell>
          <table:table-cell office:value-type="float" office:value="1.7166" calcext:value-type="float">
            <text:p>1.7166</text:p>
          </table:table-cell>
          <table:table-cell office:value-type="float" office:value="4.4579" calcext:value-type="float">
            <text:p>4.4579</text:p>
          </table:table-cell>
        </table:table-row>
        <table:table-row table:style-name="ro1">
          <table:table-cell office:value-type="float" office:value="29.5809" calcext:value-type="float">
            <text:p>29.5809</text:p>
          </table:table-cell>
          <table:table-cell office:value-type="float" office:value="23.89" calcext:value-type="float">
            <text:p>23.89</text:p>
          </table:table-cell>
          <table:table-cell office:value-type="float" office:value="27.8563" calcext:value-type="float">
            <text:p>27.8563</text:p>
          </table:table-cell>
          <table:table-cell office:value-type="float" office:value="27.1425" calcext:value-type="float">
            <text:p>27.1425</text:p>
          </table:table-cell>
        </table:table-row>
        <table:table-row table:style-name="ro1">
          <table:table-cell office:value-type="float" office:value="7.094" calcext:value-type="float">
            <text:p>7.094</text:p>
          </table:table-cell>
          <table:table-cell office:value-type="float" office:value="0.5158" calcext:value-type="float">
            <text:p>0.5158</text:p>
          </table:table-cell>
          <table:table-cell office:value-type="float" office:value="6.7494" calcext:value-type="float">
            <text:p>6.7494</text:p>
          </table:table-cell>
          <table:table-cell office:value-type="float" office:value="2.7435" calcext:value-type="float">
            <text:p>2.7435</text:p>
          </table:table-cell>
        </table:table-row>
        <table:table-row table:style-name="ro1">
          <table:table-cell office:value-type="float" office:value="4.5932" calcext:value-type="float">
            <text:p>4.5932</text:p>
          </table:table-cell>
          <table:table-cell office:value-type="float" office:value="3.0692" calcext:value-type="float">
            <text:p>3.0692</text:p>
          </table:table-cell>
          <table:table-cell office:value-type="float" office:value="3.0386" calcext:value-type="float">
            <text:p>3.0386</text:p>
          </table:table-cell>
          <table:table-cell office:value-type="float" office:value="6.8776" calcext:value-type="float">
            <text:p>6.8776</text:p>
          </table:table-cell>
        </table:table-row>
        <table:table-row table:style-name="ro1">
          <table:table-cell table:number-columns-repeated="4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.001" calcext:value-type="float">
            <text:p>9.001</text:p>
          </table:table-cell>
          <table:table-cell office:value-type="float" office:value="8.4952" calcext:value-type="float">
            <text:p>8.4952</text:p>
          </table:table-cell>
          <table:table-cell office:value-type="float" office:value="7.5088" calcext:value-type="float">
            <text:p>7.5088</text:p>
          </table:table-cell>
          <table:table-cell office:value-type="float" office:value="9.8427" calcext:value-type="float">
            <text:p>9.8427</text:p>
          </table:table-cell>
        </table:table-row>
        <table:table-row table:style-name="ro1">
          <table:table-cell table:number-columns-repeated="4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.9672" calcext:value-type="float">
            <text:p>8.9672</text:p>
          </table:table-cell>
          <table:table-cell office:value-type="float" office:value="5.8632" calcext:value-type="float">
            <text:p>5.8632</text:p>
          </table:table-cell>
          <table:table-cell office:value-type="float" office:value="7.3964" calcext:value-type="float">
            <text:p>7.3964</text:p>
          </table:table-cell>
          <table:table-cell office:value-type="float" office:value="8.9021" calcext:value-type="float">
            <text:p>8.9021</text:p>
          </table:table-cell>
        </table:table-row>
        <table:table-row table:style-name="ro1">
          <table:table-cell office:value-type="float" office:value="11.1984" calcext:value-type="float">
            <text:p>11.1984</text:p>
          </table:table-cell>
          <table:table-cell office:value-type="float" office:value="11.8946" calcext:value-type="float">
            <text:p>11.8946</text:p>
          </table:table-cell>
          <table:table-cell office:value-type="float" office:value="13.0249" calcext:value-type="float">
            <text:p>13.0249</text:p>
          </table:table-cell>
          <table:table-cell office:value-type="float" office:value="12.6805" calcext:value-type="float">
            <text:p>12.6805</text:p>
          </table:table-cell>
        </table:table-row>
        <table:table-row table:style-name="ro1">
          <table:table-cell table:number-columns-repeated="4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.6162" calcext:value-type="float">
            <text:p>7.6162</text:p>
          </table:table-cell>
          <table:table-cell office:value-type="float" office:value="2.8479" calcext:value-type="float">
            <text:p>2.8479</text:p>
          </table:table-cell>
          <table:table-cell office:value-type="float" office:value="7.5054" calcext:value-type="float">
            <text:p>7.5054</text:p>
          </table:table-cell>
          <table:table-cell office:value-type="float" office:value="7.444" calcext:value-type="float">
            <text:p>7.444</text:p>
          </table:table-cell>
        </table:table-row>
        <table:table-row table:style-name="ro1">
          <table:table-cell table:number-columns-repeated="4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9759" calcext:value-type="float">
            <text:p>1.9759</text:p>
          </table:table-cell>
          <table:table-cell office:value-type="float" office:value="1.2921" calcext:value-type="float">
            <text:p>1.2921</text:p>
          </table:table-cell>
          <table:table-cell office:value-type="float" office:value="1.4257" calcext:value-type="float">
            <text:p>1.4257</text:p>
          </table:table-cell>
          <table:table-cell office:value-type="float" office:value="4.2421" calcext:value-type="float">
            <text:p>4.2421</text:p>
          </table:table-cell>
        </table:table-row>
        <table:table-row table:style-name="ro1">
          <table:table-cell table:number-columns-repeated="4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.8212" calcext:value-type="float">
            <text:p>5.8212</text:p>
          </table:table-cell>
          <table:table-cell office:value-type="float" office:value="3.7483" calcext:value-type="float">
            <text:p>3.7483</text:p>
          </table:table-cell>
          <table:table-cell office:value-type="float" office:value="5.9505" calcext:value-type="float">
            <text:p>5.9505</text:p>
          </table:table-cell>
          <table:table-cell office:value-type="float" office:value="5.7945" calcext:value-type="float">
            <text:p>5.7945</text:p>
          </table:table-cell>
        </table:table-row>
        <table:table-row table:style-name="ro1">
          <table:table-cell table:number-columns-repeated="4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2.4709" calcext:value-type="float">
            <text:p>42.4709</text:p>
          </table:table-cell>
          <table:table-cell office:value-type="float" office:value="39.9912" calcext:value-type="float">
            <text:p>39.9912</text:p>
          </table:table-cell>
          <table:table-cell office:value-type="float" office:value="33.7794" calcext:value-type="float">
            <text:p>33.7794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776" calcext:value-type="float">
            <text:p>0.776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929" calcext:value-type="float">
            <text:p>0.929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.177" calcext:value-type="float">
            <text:p>2.177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3385" calcext:value-type="float">
            <text:p>0.3385</text:p>
          </table:table-cell>
          <table:table-cell office:value-type="float" office:value="0.1082" calcext:value-type="float">
            <text:p>0.1082</text:p>
          </table:table-cell>
        </table:table-row>
        <table:table-row table:style-name="ro1">
          <table:table-cell table:number-columns-repeated="4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4.4487" calcext:value-type="float">
            <text:p>34.4487</text:p>
          </table:table-cell>
          <table:table-cell office:value-type="float" office:value="42.5378" calcext:value-type="float">
            <text:p>42.5378</text:p>
          </table:table-cell>
          <table:table-cell office:value-type="float" office:value="41.49" calcext:value-type="float">
            <text:p>41.49</text:p>
          </table:table-cell>
          <table:table-cell office:value-type="float" office:value="36.9458" calcext:value-type="float">
            <text:p>36.9458</text:p>
          </table:table-cell>
        </table:table-row>
        <table:table-row table:style-name="ro1">
          <table:table-cell office:value-type="float" office:value="17.5668" calcext:value-type="float">
            <text:p>17.5668</text:p>
          </table:table-cell>
          <table:table-cell office:value-type="float" office:value="11.7587" calcext:value-type="float">
            <text:p>11.7587</text:p>
          </table:table-cell>
          <table:table-cell office:value-type="float" office:value="17.7771" calcext:value-type="float">
            <text:p>17.7771</text:p>
          </table:table-cell>
          <table:table-cell office:value-type="float" office:value="17.0522" calcext:value-type="float">
            <text:p>17.0522</text:p>
          </table:table-cell>
        </table:table-row>
        <table:table-row table:style-name="ro1">
          <table:table-cell office:value-type="float" office:value="13.6463" calcext:value-type="float">
            <text:p>13.6463</text:p>
          </table:table-cell>
          <table:table-cell office:value-type="float" office:value="3.5253" calcext:value-type="float">
            <text:p>3.5253</text:p>
          </table:table-cell>
          <table:table-cell office:value-type="float" office:value="4.4796" calcext:value-type="float">
            <text:p>4.4796</text:p>
          </table:table-cell>
          <table:table-cell office:value-type="float" office:value="9.202" calcext:value-type="float">
            <text:p>9.202</text:p>
          </table:table-cell>
        </table:table-row>
        <table:table-row table:style-name="ro1">
          <table:table-cell office:value-type="float" office:value="7.3218" calcext:value-type="float">
            <text:p>7.3218</text:p>
          </table:table-cell>
          <table:table-cell office:value-type="float" office:value="11.9486" calcext:value-type="float">
            <text:p>11.9486</text:p>
          </table:table-cell>
          <table:table-cell office:value-type="float" office:value="12.6548" calcext:value-type="float">
            <text:p>12.6548</text:p>
          </table:table-cell>
          <table:table-cell office:value-type="float" office:value="17.3238" calcext:value-type="float">
            <text:p>17.3238</text:p>
          </table:table-cell>
        </table:table-row>
        <table:table-row table:style-name="ro1">
          <table:table-cell office:value-type="float" office:value="38.7982" calcext:value-type="float">
            <text:p>38.7982</text:p>
          </table:table-cell>
          <table:table-cell office:value-type="float" office:value="29.6407" calcext:value-type="float">
            <text:p>29.6407</text:p>
          </table:table-cell>
          <table:table-cell office:value-type="float" office:value="36.4353" calcext:value-type="float">
            <text:p>36.4353</text:p>
          </table:table-cell>
          <table:table-cell office:value-type="float" office:value="35.8309" calcext:value-type="float">
            <text:p>35.8309</text:p>
          </table:table-cell>
        </table:table-row>
        <table:table-row table:style-name="ro1">
          <table:table-cell office:value-type="float" office:value="19.9591" calcext:value-type="float">
            <text:p>19.9591</text:p>
          </table:table-cell>
          <table:table-cell office:value-type="float" office:value="20.9973" calcext:value-type="float">
            <text:p>20.9973</text:p>
          </table:table-cell>
          <table:table-cell office:value-type="float" office:value="20.0164" calcext:value-type="float">
            <text:p>20.0164</text:p>
          </table:table-cell>
          <table:table-cell office:value-type="float" office:value="19.9233" calcext:value-type="float">
            <text:p>19.9233</text:p>
          </table:table-cell>
        </table:table-row>
        <table:table-row table:style-name="ro1">
          <table:table-cell office:value-type="float" office:value="3.3416" calcext:value-type="float">
            <text:p>3.3416</text:p>
          </table:table-cell>
          <table:table-cell office:value-type="float" office:value="5.3687" calcext:value-type="float">
            <text:p>5.3687</text:p>
          </table:table-cell>
          <table:table-cell office:value-type="float" office:value="8.0236" calcext:value-type="float">
            <text:p>8.0236</text:p>
          </table:table-cell>
          <table:table-cell office:value-type="float" office:value="15.5985" calcext:value-type="float">
            <text:p>15.5985</text:p>
          </table:table-cell>
        </table:table-row>
        <table:table-row table:style-name="ro1">
          <table:table-cell table:number-columns-repeated="4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8.2871" calcext:value-type="float">
            <text:p>18.2871</text:p>
          </table:table-cell>
          <table:table-cell office:value-type="float" office:value="19.7969" calcext:value-type="float">
            <text:p>19.7969</text:p>
          </table:table-cell>
          <table:table-cell office:value-type="float" office:value="22.8225" calcext:value-type="float">
            <text:p>22.8225</text:p>
          </table:table-cell>
          <table:table-cell office:value-type="float" office:value="18.1037" calcext:value-type="float">
            <text:p>18.1037</text:p>
          </table:table-cell>
        </table:table-row>
        <table:table-row table:style-name="ro1">
          <table:table-cell office:value-type="float" office:value="1.5465" calcext:value-type="float">
            <text:p>1.5465</text:p>
          </table:table-cell>
          <table:table-cell office:value-type="float" office:value="2.0113" calcext:value-type="float">
            <text:p>2.0113</text:p>
          </table:table-cell>
          <table:table-cell office:value-type="float" office:value="1.7362" calcext:value-type="float">
            <text:p>1.7362</text:p>
          </table:table-cell>
          <table:table-cell office:value-type="float" office:value="2.2341" calcext:value-type="float">
            <text:p>2.2341</text:p>
          </table:table-cell>
        </table:table-row>
        <table:table-row table:style-name="ro1">
          <table:table-cell table:number-columns-repeated="4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5366" calcext:value-type="float">
            <text:p>0.5366</text:p>
          </table:table-cell>
          <table:table-cell office:value-type="float" office:value="0.7247" calcext:value-type="float">
            <text:p>0.7247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4034" calcext:value-type="float">
            <text:p>0.4034</text:p>
          </table:table-cell>
        </table:table-row>
        <table:table-row table:style-name="ro1">
          <table:table-cell office:value-type="float" office:value="0.6266" calcext:value-type="float">
            <text:p>0.6266</text:p>
          </table:table-cell>
          <table:table-cell office:value-type="float" office:value="0.821" calcext:value-type="float">
            <text:p>0.821</text:p>
          </table:table-cell>
          <table:table-cell office:value-type="float" office:value="0.7525" calcext:value-type="float">
            <text:p>0.7525</text:p>
          </table:table-cell>
          <table:table-cell office:value-type="float" office:value="5.1668" calcext:value-type="float">
            <text:p>5.1668</text:p>
          </table:table-cell>
        </table:table-row>
        <table:table-row table:style-name="ro1">
          <table:table-cell office:value-type="float" office:value="42.0511" calcext:value-type="float">
            <text:p>42.0511</text:p>
          </table:table-cell>
          <table:table-cell office:value-type="float" office:value="37.9041" calcext:value-type="float">
            <text:p>37.9041</text:p>
          </table:table-cell>
          <table:table-cell office:value-type="float" office:value="41.1067" calcext:value-type="float">
            <text:p>41.1067</text:p>
          </table:table-cell>
          <table:table-cell office:value-type="float" office:value="35.255" calcext:value-type="float">
            <text:p>35.255</text:p>
          </table:table-cell>
        </table:table-row>
        <table:table-row table:style-name="ro1">
          <table:table-cell office:value-type="float" office:value="2.8167" calcext:value-type="float">
            <text:p>2.8167</text:p>
          </table:table-cell>
          <table:table-cell office:value-type="float" office:value="0.9537" calcext:value-type="float">
            <text:p>0.9537</text:p>
          </table:table-cell>
          <table:table-cell office:value-type="float" office:value="3.3672" calcext:value-type="float">
            <text:p>3.3672</text:p>
          </table:table-cell>
          <table:table-cell office:value-type="float" office:value="1.178" calcext:value-type="float">
            <text:p>1.178</text:p>
          </table:table-cell>
        </table:table-row>
        <table:table-row table:style-name="ro1">
          <table:table-cell table:number-columns-repeated="4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.7382" calcext:value-type="float">
            <text:p>12.7382</text:p>
          </table:table-cell>
          <table:table-cell office:value-type="float" office:value="8.164" calcext:value-type="float">
            <text:p>8.164</text:p>
          </table:table-cell>
          <table:table-cell office:value-type="float" office:value="10.6807" calcext:value-type="float">
            <text:p>10.6807</text:p>
          </table:table-cell>
          <table:table-cell office:value-type="float" office:value="12.8696" calcext:value-type="float">
            <text:p>12.8696</text:p>
          </table:table-cell>
        </table:table-row>
        <table:table-row table:style-name="ro1">
          <table:table-cell office:value-type="float" office:value="23.4812" calcext:value-type="float">
            <text:p>23.4812</text:p>
          </table:table-cell>
          <table:table-cell office:value-type="float" office:value="23.2637" calcext:value-type="float">
            <text:p>23.2637</text:p>
          </table:table-cell>
          <table:table-cell office:value-type="float" office:value="23.2422" calcext:value-type="float">
            <text:p>23.2422</text:p>
          </table:table-cell>
          <table:table-cell office:value-type="float" office:value="21.74" calcext:value-type="float">
            <text:p>21.74</text:p>
          </table:table-cell>
        </table:table-row>
        <table:table-row table:style-name="ro1">
          <table:table-cell office:value-type="float" office:value="5.0061" calcext:value-type="float">
            <text:p>5.0061</text:p>
          </table:table-cell>
          <table:table-cell office:value-type="float" office:value="2.5858" calcext:value-type="float">
            <text:p>2.5858</text:p>
          </table:table-cell>
          <table:table-cell office:value-type="float" office:value="2.7813" calcext:value-type="float">
            <text:p>2.7813</text:p>
          </table:table-cell>
          <table:table-cell office:value-type="float" office:value="4.4999" calcext:value-type="float">
            <text:p>4.4999</text:p>
          </table:table-cell>
        </table:table-row>
        <table:table-row table:style-name="ro1">
          <table:table-cell table:number-columns-repeated="4" office:value-type="float" office:value="-0" calcext:value-type="float">
            <text:p>0</text:p>
          </table:table-cell>
        </table:table-row>
        <table:table-row table:style-name="ro1">
          <table:table-cell table:number-columns-repeated="4" office:value-type="float" office:value="-0" calcext:value-type="float">
            <text:p>0</text:p>
          </table:table-cell>
        </table:table-row>
        <table:table-row table:style-name="ro1">
          <table:table-cell table:number-columns-repeated="4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0.8117" calcext:value-type="float">
            <text:p>20.8117</text:p>
          </table:table-cell>
          <table:table-cell office:value-type="float" office:value="21.4769" calcext:value-type="float">
            <text:p>21.4769</text:p>
          </table:table-cell>
          <table:table-cell office:value-type="float" office:value="23.684" calcext:value-type="float">
            <text:p>23.684</text:p>
          </table:table-cell>
          <table:table-cell office:value-type="float" office:value="21.1387" calcext:value-type="float">
            <text:p>21.1387</text:p>
          </table:table-cell>
        </table:table-row>
        <table:table-row table:style-name="ro1">
          <table:table-cell table:number-columns-repeated="4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.5698" calcext:value-type="float">
            <text:p>11.5698</text:p>
          </table:table-cell>
          <table:table-cell office:value-type="float" office:value="13.1829" calcext:value-type="float">
            <text:p>13.1829</text:p>
          </table:table-cell>
          <table:table-cell office:value-type="float" office:value="14.6096" calcext:value-type="float">
            <text:p>14.6096</text:p>
          </table:table-cell>
          <table:table-cell office:value-type="float" office:value="13.0186" calcext:value-type="float">
            <text:p>13.0186</text:p>
          </table:table-cell>
        </table:table-row>
        <table:table-row table:style-name="ro1">
          <table:table-cell office:value-type="float" office:value="2.5087" calcext:value-type="float">
            <text:p>2.5087</text:p>
          </table:table-cell>
          <table:table-cell office:value-type="float" office:value="2.381" calcext:value-type="float">
            <text:p>2.381</text:p>
          </table:table-cell>
          <table:table-cell office:value-type="float" office:value="1.1349" calcext:value-type="float">
            <text:p>1.1349</text:p>
          </table:table-cell>
          <table:table-cell office:value-type="float" office:value="0.2628" calcext:value-type="float">
            <text:p>0.2628</text:p>
          </table:table-cell>
        </table:table-row>
        <table:table-row table:style-name="ro1">
          <table:table-cell office:value-type="float" office:value="7.885" calcext:value-type="float">
            <text:p>7.885</text:p>
          </table:table-cell>
          <table:table-cell office:value-type="float" office:value="7.6152" calcext:value-type="float">
            <text:p>7.6152</text:p>
          </table:table-cell>
          <table:table-cell office:value-type="float" office:value="8.5222" calcext:value-type="float">
            <text:p>8.5222</text:p>
          </table:table-cell>
          <table:table-cell office:value-type="float" office:value="10.7114" calcext:value-type="float">
            <text:p>10.7114</text:p>
          </table:table-cell>
        </table:table-row>
        <table:table-row table:style-name="ro1">
          <table:table-cell office:value-type="float" office:value="3.026" calcext:value-type="float">
            <text:p>3.026</text:p>
          </table:table-cell>
          <table:table-cell office:value-type="float" office:value="6.1524" calcext:value-type="float">
            <text:p>6.1524</text:p>
          </table:table-cell>
          <table:table-cell office:value-type="float" office:value="3.0806" calcext:value-type="float">
            <text:p>3.0806</text:p>
          </table:table-cell>
          <table:table-cell office:value-type="float" office:value="6.1834" calcext:value-type="float">
            <text:p>6.1834</text:p>
          </table:table-cell>
        </table:table-row>
        <table:table-row table:style-name="ro1">
          <table:table-cell office:value-type="float" office:value="3.5241" calcext:value-type="float">
            <text:p>3.5241</text:p>
          </table:table-cell>
          <table:table-cell office:value-type="float" office:value="3.1747" calcext:value-type="float">
            <text:p>3.1747</text:p>
          </table:table-cell>
          <table:table-cell office:value-type="float" office:value="2.75" calcext:value-type="float">
            <text:p>2.75</text:p>
          </table:table-cell>
          <table:table-cell office:value-type="float" office:value="12.1939" calcext:value-type="float">
            <text:p>12.1939</text:p>
          </table:table-cell>
        </table:table-row>
        <table:table-row table:style-name="ro1">
          <table:table-cell office:value-type="float" office:value="40.3348" calcext:value-type="float">
            <text:p>40.3348</text:p>
          </table:table-cell>
          <table:table-cell office:value-type="float" office:value="36.645" calcext:value-type="float">
            <text:p>36.645</text:p>
          </table:table-cell>
          <table:table-cell office:value-type="float" office:value="38.332" calcext:value-type="float">
            <text:p>38.332</text:p>
          </table:table-cell>
          <table:table-cell office:value-type="float" office:value="42.0248" calcext:value-type="float">
            <text:p>42.0248</text:p>
          </table:table-cell>
        </table:table-row>
        <table:table-row table:style-name="ro1">
          <table:table-cell office:value-type="float" office:value="3.5819" calcext:value-type="float">
            <text:p>3.5819</text:p>
          </table:table-cell>
          <table:table-cell office:value-type="float" office:value="1.9115" calcext:value-type="float">
            <text:p>1.9115</text:p>
          </table:table-cell>
          <table:table-cell office:value-type="float" office:value="6.2509" calcext:value-type="float">
            <text:p>6.2509</text:p>
          </table:table-cell>
          <table:table-cell office:value-type="float" office:value="4.9737" calcext:value-type="float">
            <text:p>4.9737</text:p>
          </table:table-cell>
        </table:table-row>
        <table:table-row table:style-name="ro1">
          <table:table-cell office:value-type="float" office:value="1.9649" calcext:value-type="float">
            <text:p>1.9649</text:p>
          </table:table-cell>
          <table:table-cell office:value-type="float" office:value="1.4776" calcext:value-type="float">
            <text:p>1.4776</text:p>
          </table:table-cell>
          <table:table-cell office:value-type="float" office:value="2.2646" calcext:value-type="float">
            <text:p>2.2646</text:p>
          </table:table-cell>
          <table:table-cell office:value-type="float" office:value="4.6122" calcext:value-type="float">
            <text:p>4.6122</text:p>
          </table:table-cell>
        </table:table-row>
        <table:table-row table:style-name="ro1">
          <table:table-cell office:value-type="float" office:value="1.0316" calcext:value-type="float">
            <text:p>1.0316</text:p>
          </table:table-cell>
          <table:table-cell office:value-type="float" office:value="0.6545" calcext:value-type="float">
            <text:p>0.6545</text:p>
          </table:table-cell>
          <table:table-cell office:value-type="float" office:value="0.892" calcext:value-type="float">
            <text:p>0.892</text:p>
          </table:table-cell>
          <table:table-cell office:value-type="float" office:value="0.4143" calcext:value-type="float">
            <text:p>0.4143</text:p>
          </table:table-cell>
        </table:table-row>
        <table:table-row table:style-name="ro1">
          <table:table-cell office:value-type="float" office:value="7.8239" calcext:value-type="float">
            <text:p>7.8239</text:p>
          </table:table-cell>
          <table:table-cell office:value-type="float" office:value="7.897" calcext:value-type="float">
            <text:p>7.897</text:p>
          </table:table-cell>
          <table:table-cell office:value-type="float" office:value="8.2644" calcext:value-type="float">
            <text:p>8.2644</text:p>
          </table:table-cell>
          <table:table-cell office:value-type="float" office:value="6.9417" calcext:value-type="float">
            <text:p>6.9417</text:p>
          </table:table-cell>
        </table:table-row>
        <table:table-row table:style-name="ro1">
          <table:table-cell table:number-columns-repeated="4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.1232" calcext:value-type="float">
            <text:p>7.1232</text:p>
          </table:table-cell>
          <table:table-cell office:value-type="float" office:value="6.23" calcext:value-type="float">
            <text:p>6.23</text:p>
          </table:table-cell>
          <table:table-cell office:value-type="float" office:value="7.1048" calcext:value-type="float">
            <text:p>7.1048</text:p>
          </table:table-cell>
          <table:table-cell office:value-type="float" office:value="6.4367" calcext:value-type="float">
            <text:p>6.4367</text:p>
          </table:table-cell>
        </table:table-row>
        <table:table-row table:style-name="ro1">
          <table:table-cell office:value-type="float" office:value="6.3705" calcext:value-type="float">
            <text:p>6.3705</text:p>
          </table:table-cell>
          <table:table-cell office:value-type="float" office:value="2.6892" calcext:value-type="float">
            <text:p>2.6892</text:p>
          </table:table-cell>
          <table:table-cell office:value-type="float" office:value="4.7876" calcext:value-type="float">
            <text:p>4.7876</text:p>
          </table:table-cell>
          <table:table-cell office:value-type="float" office:value="4.1964" calcext:value-type="float">
            <text:p>4.1964</text:p>
          </table:table-cell>
        </table:table-row>
        <table:table-row table:style-name="ro1">
          <table:table-cell office:value-type="float" office:value="25.4908" calcext:value-type="float">
            <text:p>25.4908</text:p>
          </table:table-cell>
          <table:table-cell office:value-type="float" office:value="25.4387" calcext:value-type="float">
            <text:p>25.4387</text:p>
          </table:table-cell>
          <table:table-cell office:value-type="float" office:value="25.52" calcext:value-type="float">
            <text:p>25.52</text:p>
          </table:table-cell>
          <table:table-cell office:value-type="float" office:value="24.9427" calcext:value-type="float">
            <text:p>24.9427</text:p>
          </table:table-cell>
        </table:table-row>
        <table:table-row table:style-name="ro1">
          <table:table-cell table:number-columns-repeated="4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.3729" calcext:value-type="float">
            <text:p>7.3729</text:p>
          </table:table-cell>
          <table:table-cell office:value-type="float" office:value="6.4888" calcext:value-type="float">
            <text:p>6.4888</text:p>
          </table:table-cell>
          <table:table-cell office:value-type="float" office:value="7.5635" calcext:value-type="float">
            <text:p>7.5635</text:p>
          </table:table-cell>
          <table:table-cell office:value-type="float" office:value="3.2533" calcext:value-type="float">
            <text:p>3.2533</text:p>
          </table:table-cell>
        </table:table-row>
        <table:table-row table:style-name="ro1">
          <table:table-cell table:number-columns-repeated="4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7.3433" calcext:value-type="float">
            <text:p>37.3433</text:p>
          </table:table-cell>
          <table:table-cell office:value-type="float" office:value="42.7043" calcext:value-type="float">
            <text:p>42.7043</text:p>
          </table:table-cell>
          <table:table-cell office:value-type="float" office:value="36.1232" calcext:value-type="float">
            <text:p>36.1232</text:p>
          </table:table-cell>
          <table:table-cell office:value-type="float" office:value="40.8506" calcext:value-type="float">
            <text:p>40.8506</text:p>
          </table:table-cell>
        </table:table-row>
        <table:table-row table:style-name="ro1">
          <table:table-cell office:value-type="float" office:value="15.3556" calcext:value-type="float">
            <text:p>15.3556</text:p>
          </table:table-cell>
          <table:table-cell office:value-type="float" office:value="14.4613" calcext:value-type="float">
            <text:p>14.4613</text:p>
          </table:table-cell>
          <table:table-cell office:value-type="float" office:value="14.4775" calcext:value-type="float">
            <text:p>14.4775</text:p>
          </table:table-cell>
          <table:table-cell office:value-type="float" office:value="12.2694" calcext:value-type="float">
            <text:p>12.2694</text:p>
          </table:table-cell>
        </table:table-row>
        <table:table-row table:style-name="ro1">
          <table:table-cell office:value-type="float" office:value="2.1677" calcext:value-type="float">
            <text:p>2.1677</text:p>
          </table:table-cell>
          <table:table-cell office:value-type="float" office:value="1.015" calcext:value-type="float">
            <text:p>1.015</text:p>
          </table:table-cell>
          <table:table-cell office:value-type="float" office:value="2.797" calcext:value-type="float">
            <text:p>2.797</text:p>
          </table:table-cell>
          <table:table-cell office:value-type="float" office:value="4.7554" calcext:value-type="float">
            <text:p>4.7554</text:p>
          </table:table-cell>
        </table:table-row>
        <table:table-row table:style-name="ro1">
          <table:table-cell office:value-type="float" office:value="1.4624" calcext:value-type="float">
            <text:p>1.4624</text:p>
          </table:table-cell>
          <table:table-cell office:value-type="float" office:value="0.7093" calcext:value-type="float">
            <text:p>0.7093</text:p>
          </table:table-cell>
          <table:table-cell office:value-type="float" office:value="0.1601" calcext:value-type="float">
            <text:p>0.1601</text:p>
          </table:table-cell>
          <table:table-cell office:value-type="float" office:value="1.1078" calcext:value-type="float">
            <text:p>1.1078</text:p>
          </table:table-cell>
        </table:table-row>
        <table:table-row table:style-name="ro1">
          <table:table-cell office:value-type="float" office:value="4.1016" calcext:value-type="float">
            <text:p>4.1016</text:p>
          </table:table-cell>
          <table:table-cell office:value-type="float" office:value="2.8496" calcext:value-type="float">
            <text:p>2.8496</text:p>
          </table:table-cell>
          <table:table-cell office:value-type="float" office:value="2.9016" calcext:value-type="float">
            <text:p>2.9016</text:p>
          </table:table-cell>
          <table:table-cell office:value-type="float" office:value="4.0769" calcext:value-type="float">
            <text:p>4.0769</text:p>
          </table:table-cell>
        </table:table-row>
        <table:table-row table:style-name="ro1">
          <table:table-cell office:value-type="float" office:value="1.0939" calcext:value-type="float">
            <text:p>1.0939</text:p>
          </table:table-cell>
          <table:table-cell office:value-type="float" office:value="1.6029" calcext:value-type="float">
            <text:p>1.6029</text:p>
          </table:table-cell>
          <table:table-cell office:value-type="float" office:value="-0" calcext:value-type="float">
            <text:p>0</text:p>
          </table:table-cell>
          <table:table-cell office:value-type="float" office:value="1.0671" calcext:value-type="float">
            <text:p>1.0671</text:p>
          </table:table-cell>
        </table:table-row>
        <table:table-row table:style-name="ro1">
          <table:table-cell table:number-columns-repeated="4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1.8319" calcext:value-type="float">
            <text:p>21.8319</text:p>
          </table:table-cell>
          <table:table-cell office:value-type="float" office:value="25.9618" calcext:value-type="float">
            <text:p>25.9618</text:p>
          </table:table-cell>
          <table:table-cell office:value-type="float" office:value="5.682" calcext:value-type="float">
            <text:p>5.682</text:p>
          </table:table-cell>
          <table:table-cell office:value-type="float" office:value="19.9989" calcext:value-type="float">
            <text:p>19.9989</text:p>
          </table:table-cell>
        </table:table-row>
        <table:table-row table:style-name="ro1">
          <table:table-cell office:value-type="float" office:value="6.2298" calcext:value-type="float">
            <text:p>6.2298</text:p>
          </table:table-cell>
          <table:table-cell office:value-type="float" office:value="5.331" calcext:value-type="float">
            <text:p>5.331</text:p>
          </table:table-cell>
          <table:table-cell office:value-type="float" office:value="5.8411" calcext:value-type="float">
            <text:p>5.8411</text:p>
          </table:table-cell>
          <table:table-cell office:value-type="float" office:value="6.1515" calcext:value-type="float">
            <text:p>6.1515</text:p>
          </table:table-cell>
        </table:table-row>
        <table:table-row table:style-name="ro1">
          <table:table-cell office:value-type="float" office:value="6.078" calcext:value-type="float">
            <text:p>6.078</text:p>
          </table:table-cell>
          <table:table-cell office:value-type="float" office:value="6.387" calcext:value-type="float">
            <text:p>6.387</text:p>
          </table:table-cell>
          <table:table-cell office:value-type="float" office:value="5.605" calcext:value-type="float">
            <text:p>5.605</text:p>
          </table:table-cell>
          <table:table-cell office:value-type="float" office:value="3.1219" calcext:value-type="float">
            <text:p>3.1219</text:p>
          </table:table-cell>
        </table:table-row>
        <table:table-row table:style-name="ro1">
          <table:table-cell office:value-type="float" office:value="28.8919" calcext:value-type="float">
            <text:p>28.8919</text:p>
          </table:table-cell>
          <table:table-cell office:value-type="float" office:value="27.9204" calcext:value-type="float">
            <text:p>27.9204</text:p>
          </table:table-cell>
          <table:table-cell office:value-type="float" office:value="25.0687" calcext:value-type="float">
            <text:p>25.0687</text:p>
          </table:table-cell>
          <table:table-cell office:value-type="float" office:value="23.8179" calcext:value-type="float">
            <text:p>23.8179</text:p>
          </table:table-cell>
        </table:table-row>
        <table:table-row table:style-name="ro1">
          <table:table-cell office:value-type="float" office:value="6.6417" calcext:value-type="float">
            <text:p>6.6417</text:p>
          </table:table-cell>
          <table:table-cell office:value-type="float" office:value="6.392" calcext:value-type="float">
            <text:p>6.392</text:p>
          </table:table-cell>
          <table:table-cell office:value-type="float" office:value="6.1582" calcext:value-type="float">
            <text:p>6.1582</text:p>
          </table:table-cell>
          <table:table-cell office:value-type="float" office:value="6.1722" calcext:value-type="float">
            <text:p>6.1722</text:p>
          </table:table-cell>
        </table:table-row>
        <table:table-row table:style-name="ro1">
          <table:table-cell office:value-type="float" office:value="15.6754" calcext:value-type="float">
            <text:p>15.6754</text:p>
          </table:table-cell>
          <table:table-cell office:value-type="float" office:value="15.4018" calcext:value-type="float">
            <text:p>15.4018</text:p>
          </table:table-cell>
          <table:table-cell office:value-type="float" office:value="16.0059" calcext:value-type="float">
            <text:p>16.0059</text:p>
          </table:table-cell>
          <table:table-cell office:value-type="float" office:value="13.651" calcext:value-type="float">
            <text:p>13.651</text:p>
          </table:table-cell>
        </table:table-row>
        <table:table-row table:style-name="ro1">
          <table:table-cell office:value-type="float" office:value="5.6899" calcext:value-type="float">
            <text:p>5.6899</text:p>
          </table:table-cell>
          <table:table-cell office:value-type="float" office:value="5.3129" calcext:value-type="float">
            <text:p>5.3129</text:p>
          </table:table-cell>
          <table:table-cell office:value-type="float" office:value="6.659" calcext:value-type="float">
            <text:p>6.659</text:p>
          </table:table-cell>
          <table:table-cell office:value-type="float" office:value="5.4849" calcext:value-type="float">
            <text:p>5.4849</text:p>
          </table:table-cell>
        </table:table-row>
        <table:table-row table:style-name="ro1">
          <table:table-cell office:value-type="float" office:value="18.6295" calcext:value-type="float">
            <text:p>18.6295</text:p>
          </table:table-cell>
          <table:table-cell office:value-type="float" office:value="18.1309" calcext:value-type="float">
            <text:p>18.1309</text:p>
          </table:table-cell>
          <table:table-cell office:value-type="float" office:value="20.5887" calcext:value-type="float">
            <text:p>20.5887</text:p>
          </table:table-cell>
          <table:table-cell office:value-type="float" office:value="18.3785" calcext:value-type="float">
            <text:p>18.3785</text:p>
          </table:table-cell>
        </table:table-row>
        <table:table-row table:style-name="ro1">
          <table:table-cell office:value-type="float" office:value="9.1222" calcext:value-type="float">
            <text:p>9.1222</text:p>
          </table:table-cell>
          <table:table-cell office:value-type="float" office:value="8.7034" calcext:value-type="float">
            <text:p>8.7034</text:p>
          </table:table-cell>
          <table:table-cell office:value-type="float" office:value="9.7851" calcext:value-type="float">
            <text:p>9.7851</text:p>
          </table:table-cell>
          <table:table-cell office:value-type="float" office:value="7.5392" calcext:value-type="float">
            <text:p>7.5392</text:p>
          </table:table-cell>
        </table:table-row>
        <table:table-row table:style-name="ro1">
          <table:table-cell office:value-type="float" office:value="8.7339" calcext:value-type="float">
            <text:p>8.7339</text:p>
          </table:table-cell>
          <table:table-cell office:value-type="float" office:value="9.0245" calcext:value-type="float">
            <text:p>9.0245</text:p>
          </table:table-cell>
          <table:table-cell office:value-type="float" office:value="8.5564" calcext:value-type="float">
            <text:p>8.5564</text:p>
          </table:table-cell>
          <table:table-cell office:value-type="float" office:value="8.7408" calcext:value-type="float">
            <text:p>8.7408</text:p>
          </table:table-cell>
        </table:table-row>
        <table:table-row table:style-name="ro1">
          <table:table-cell table:number-columns-repeated="4" office:value-type="float" office:value="-0" calcext:value-type="float">
            <text:p>0</text:p>
          </table:table-cell>
        </table:table-row>
        <table:table-row table:style-name="ro1">
          <table:table-cell table:number-columns-repeated="4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.9292" calcext:value-type="float">
            <text:p>5.9292</text:p>
          </table:table-cell>
          <table:table-cell office:value-type="float" office:value="7.3599" calcext:value-type="float">
            <text:p>7.3599</text:p>
          </table:table-cell>
          <table:table-cell office:value-type="float" office:value="11.9252" calcext:value-type="float">
            <text:p>11.9252</text:p>
          </table:table-cell>
          <table:table-cell office:value-type="float" office:value="5.9677" calcext:value-type="float">
            <text:p>5.96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19:05:44.817205797</meta:creation-date>
    <meta:generator>LibreOffice/7.3.7.2$Linux_X86_64 LibreOffice_project/30$Build-2</meta:generator>
    <dc:date>2025-03-06T20:25:18.299146620</dc:date>
    <meta:editing-duration>PT7M50S</meta:editing-duration>
    <meta:editing-cycles>2</meta:editing-cycles>
    <meta:document-statistic meta:table-count="3" meta:cell-count="771" meta:object-count="0"/>
  </office:meta>
</office:document-meta>
</file>